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97a" officeooo:paragraph-rsid="001fb97a"/>
    </style:style>
    <style:style style:name="P2" style:family="paragraph" style:parent-style-name="Standard">
      <style:text-properties officeooo:rsid="001fb97a" officeooo:paragraph-rsid="002b322b"/>
    </style:style>
    <style:style style:name="P3" style:family="paragraph" style:parent-style-name="Standard">
      <style:text-properties officeooo:paragraph-rsid="001fb97a"/>
    </style:style>
    <style:style style:name="P4" style:family="paragraph" style:parent-style-name="Standard">
      <style:text-properties officeooo:rsid="0020a676" officeooo:paragraph-rsid="0020a676"/>
    </style:style>
    <style:style style:name="P5" style:family="paragraph" style:parent-style-name="Standard">
      <style:text-properties fo:font-weight="bold" officeooo:rsid="0020a676" officeooo:paragraph-rsid="0020a676" style:font-weight-asian="bold" style:font-weight-complex="bold"/>
    </style:style>
    <style:style style:name="P6" style:family="paragraph" style:parent-style-name="Standard">
      <style:text-properties fo:font-weight="bold" officeooo:rsid="00269412" officeooo:paragraph-rsid="00269412" style:font-weight-asian="bold" style:font-weight-complex="bold"/>
    </style:style>
    <style:style style:name="P7" style:family="paragraph" style:parent-style-name="Standard">
      <style:text-properties fo:font-weight="bold" officeooo:rsid="002b322b" officeooo:paragraph-rsid="002b322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paragraph-rsid="001fb97a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2b322b" officeooo:paragraph-rsid="002b322b"/>
    </style:style>
    <style:style style:name="P10" style:family="paragraph" style:parent-style-name="Standard">
      <style:text-properties fo:font-weight="bold" officeooo:rsid="002dffbe" officeooo:paragraph-rsid="002dffbe" style:font-weight-asian="bold" style:font-weight-complex="bold"/>
    </style:style>
    <style:style style:name="P11" style:family="paragraph" style:parent-style-name="Standard">
      <style:text-properties officeooo:rsid="002dffbe" officeooo:paragraph-rsid="002dffbe"/>
    </style:style>
    <style:style style:name="P12" style:family="paragraph" style:parent-style-name="Standard">
      <style:text-properties officeooo:rsid="002b322b" officeooo:paragraph-rsid="002b322b"/>
    </style:style>
    <style:style style:name="P13" style:family="paragraph" style:parent-style-name="Text_20_body" style:list-style-name="L1">
      <style:text-properties officeooo:paragraph-rsid="002c3beb"/>
    </style:style>
    <style:style style:name="P14" style:family="paragraph" style:parent-style-name="Text_20_body" style:list-style-name="L1">
      <style:text-properties fo:font-variant="normal" fo:text-transform="none" fo:color="#1a1a1b" style:font-name="Noto Sans" fo:font-size="10.5pt" fo:letter-spacing="normal" fo:font-style="normal" fo:font-weight="normal" officeooo:paragraph-rsid="002c3beb"/>
    </style:style>
    <style:style style:name="P15" style:family="paragraph" style:parent-style-name="Text_20_body" style:list-style-name="L1">
      <style:text-properties fo:font-variant="normal" fo:text-transform="none" fo:color="#1a1a1b" style:font-name="Noto Sans" fo:font-size="10.5pt" fo:letter-spacing="normal" fo:font-style="normal" fo:font-weight="normal" officeooo:rsid="002b322b" officeooo:paragraph-rsid="002c3beb"/>
    </style:style>
    <style:style style:name="T1" style:family="text">
      <style:text-properties officeooo:rsid="001fb97a"/>
    </style:style>
    <style:style style:name="T2" style:family="text">
      <style:text-properties officeooo:rsid="0020a676"/>
    </style:style>
    <style:style style:name="T3" style:family="text">
      <style:text-properties officeooo:rsid="0022bda0"/>
    </style:style>
    <style:style style:name="T4" style:family="text">
      <style:text-properties officeooo:rsid="0024cb6d"/>
    </style:style>
    <style:style style:name="T5" style:family="text">
      <style:text-properties officeooo:rsid="0028674c"/>
    </style:style>
    <style:style style:name="T6" style:family="text">
      <style:text-properties officeooo:rsid="002a309e"/>
    </style:style>
    <style:style style:name="T7" style:family="text">
      <style:text-properties officeooo:rsid="002b322b"/>
    </style:style>
    <style:style style:name="T8" style:family="text">
      <style:text-properties officeooo:rsid="002c3beb"/>
    </style:style>
    <style:style style:name="T9" style:family="text">
      <style:text-properties officeooo:rsid="002f82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Walmart Sales Forecast – </text:span><text:span text:style-name="T2">Big data</text:span></text:p>
      <text:p text:style-name="P3"/>
      <text:p text:style-name="P5">Overview</text:p>
      <text:p text:style-name="P1"/>
      <text:p text:style-name="P1">My data is taken from a Kaggle <text:span text:style-name="T3">competition </text:span>challenge where I am supposed to make a 12-month weekly forecast give data from the previous almost two years starting from February 2010 to October 2012. I am however not needed to make the forecast at this time but to put it in three databases and eventually import it to my Hadoop cluster that I have created.</text:p>
      <text:p text:style-name="P1"/>
      <text:p text:style-name="P6">RDBMS</text:p>
      <text:p text:style-name="P4"/>
      <text:p text:style-name="P4">My ch<text:span text:style-name="T3">o</text:span>ice of database management software is MySQL, PostreSQL, and M<text:span text:style-name="T5">icrosoft</text:span> SQL Server in which I put Store1, Store2, and Store4 respectively. In each of them I uploaded ten tables. <text:span text:style-name="T6">I utilized the import data tools in MySQL Workbench for MySQL and in Dbeaver for both Postgres and MS SQLserver.</text:span></text:p>
      <text:p text:style-name="P4"/>
      <text:p text:style-name="P7">Data</text:p>
      <text:p text:style-name="P9"/>
      <text:p text:style-name="P2">The data totals 6.7 GB <text:span text:style-name="T2">and </text:span>is from 45 stores from different parts of the US with each store having many <text:span text:style-name="T2">departments. </text:span><text:span text:style-name="T7">The stores are chosen at random and are anonymous. Their locations can be inferred from the available features data but the exact store cannot be known. </text:span><text:span text:style-name="T2">I chose to focus on the first 10 departments from the first 3 Class A stores number</text:span><text:span text:style-name="T4">ed</text:span><text:span text:style-name="T2"> 1,2 and 4. </text:span><text:span text:style-name="T8">The class A stores are the super-centers. </text:span><text:span text:style-name="T2">I then gave each store its own database and then gave the ten departments a table each.</text:span></text:p>
      <text:p text:style-name="P2"/>
      <text:p text:style-name="P9">The fo<text:span text:style-name="T8">llowing are the department represented by the tables:</text:span></text:p>
      <text:p text:style-name="P9"/>
      <text:list xml:id="list234092867" text:style-name="L1">
        <text:list-item>
          <text:p text:style-name="P15">Candy and Tobacco</text:p>
        </text:list-item>
        <text:list-item>
          <text:p text:style-name="P14">Health and Beauty</text:p>
        </text:list-item>
        <text:list-item>
          <text:p text:style-name="P14">Stationery</text:p>
        </text:list-item>
        <text:list-item>
          <text:p text:style-name="P14">Paper Goods</text:p>
        </text:list-item>
        <text:list-item>
          <text:p text:style-name="P14">Media and Gaming</text:p>
        </text:list-item>
        <text:list-item>
          <text:p text:style-name="P14">Cameras</text:p>
        </text:list-item>
        <text:list-item>
          <text:p text:style-name="P14">Toys</text:p>
        </text:list-item>
        <text:list-item>
          <text:p text:style-name="P14">Pets</text:p>
        </text:list-item>
        <text:list-item>
          <text:p text:style-name="P14">Sporting Goods</text:p>
        </text:list-item>
        <text:list-item>
          <text:p text:style-name="P14">Automotive</text:p>
          <text:p text:style-name="P13"/>
        </text:list-item>
      </text:list>
      <text:p text:style-name="P10">Benefit</text:p>
      <text:p text:style-name="P4"/>
      <text:p text:style-name="P11">The project aims to assist the management make decisions <text:span text:style-name="T9">for product stockpiling </text:span>based on limited historical data, taking into account <text:span text:style-name="T9">things </text:span>such as holidays, weather, consumer pr<text:span text:style-name="T9">ice index, and the unemployment rate among other factor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06:51:23.782702876</meta:creation-date>
    <dc:date>2020-10-10T10:12:39.430100614</dc:date>
    <meta:editing-duration>PT43M51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1" meta:paragraph-count="20" meta:word-count="288" meta:character-count="1630" meta:non-whitespace-character-count="1371"/>
  </office:meta>
</office:document-meta>
</file>